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weight="bold" officeooo:rsid="0000006a" officeooo:paragraph-rsid="0000006a"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bc0b" officeooo:paragraph-rsid="0001bc0b" style:font-weight-asian="normal" style:font-weight-complex="normal"/>
    </style:style>
    <style:style style:name="P3" style:family="paragraph" style:parent-style-name="Standard">
      <style:paragraph-properties fo:line-height="200%" fo:text-align="justify" style:justify-single-word="false"/>
      <style:text-properties style:text-line-through-style="solid" style:text-line-through-type="single" style:font-name="Times New Roman" fo:font-weight="normal" officeooo:rsid="0001bc0b" officeooo:paragraph-rsid="0001bc0b" style:font-weight-asian="normal" style:font-weight-complex="normal"/>
    </style:style>
    <style:style style:name="P4" style:family="paragraph" style:parent-style-name="Standard">
      <style:paragraph-properties fo:line-height="200%" fo:text-align="justify" style:justify-single-word="false"/>
      <style:text-properties style:font-name="Times New Roman" fo:font-weight="normal" officeooo:rsid="0001bc0b" officeooo:paragraph-rsid="0001bc0b" style:font-weight-asian="normal" style:font-weight-complex="normal"/>
    </style:style>
    <style:style style:name="T1" style:family="text">
      <style:text-properties officeooo:rsid="00097557"/>
    </style:style>
    <style:style style:name="T2" style:family="text">
      <style:text-properties officeooo:rsid="000c4de8"/>
    </style:style>
    <style:style style:name="T3" style:family="text">
      <style:text-properties officeooo:rsid="000e8e37"/>
    </style:style>
    <style:style style:name="T4" style:family="text">
      <style:text-properties officeooo:rsid="00102bc0"/>
    </style:style>
    <style:style style:name="T5" style:family="text">
      <style:text-properties style:text-underline-style="none"/>
    </style:style>
    <style:style style:name="T6" style:family="text">
      <style:text-properties style:text-underline-style="none" officeooo:rsid="00116a39"/>
    </style:style>
    <style:style style:name="T7" style:family="text">
      <style:text-properties fo:font-style="italic" officeooo:rsid="00102bc0" style:font-style-asian="italic" style:font-style-complex="italic"/>
    </style:style>
    <style:style style:name="T8" style:family="text">
      <style:text-properties fo:font-style="italic" officeooo:rsid="00127375"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02bc0" style:font-style-asian="italic" style:font-style-complex="italic"/>
    </style:style>
    <style:style style:name="T11" style:family="text">
      <style:text-properties officeooo:rsid="00116a39"/>
    </style:style>
    <style:style style:name="T12" style:family="text">
      <style:text-properties officeooo:rsid="00127375"/>
    </style:style>
    <style:style style:name="T13" style:family="text">
      <style:text-properties officeooo:rsid="00130f37"/>
    </style:style>
    <style:style style:name="T14" style:family="text">
      <style:text-properties officeooo:rsid="0014cd6a"/>
    </style:style>
    <style:style style:name="T15" style:family="text">
      <style:text-properties officeooo:rsid="0015bc04"/>
    </style:style>
    <style:style style:name="T16" style:family="text">
      <style:text-properties officeooo:rsid="00170dc4"/>
    </style:style>
    <style:style style:name="T17" style:family="text">
      <style:text-properties officeooo:rsid="00191849"/>
    </style:style>
    <style:style style:name="T18" style:family="text">
      <style:text-properties officeooo:rsid="001ef13b"/>
    </style:style>
    <style:style style:name="T19" style:family="text">
      <style:text-properties officeooo:rsid="0022d29f"/>
    </style:style>
    <style:style style:name="T20" style:family="text">
      <style:text-properties style:text-line-through-style="solid" style:text-line-through-type="single"/>
    </style:style>
    <style:style style:name="T21" style:family="text">
      <style:text-properties style:text-line-through-style="solid" style:text-line-through-type="single" officeooo:rsid="001918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OF RELATED LITERATURE</text:p>
      <text:p text:style-name="P1"/>
      <text:p text:style-name="P2"><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2"/>
      <text:p text:style-name="P2"><text:tab/><text:span text:style-name="T3">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2"/>
      <text:p text:style-name="P2"><text:tab/>To fix the problem, bandwidth management takes place. Instead of paying for an increase in bandwidth for a temporary fix, <text:span text:style-name="T4">as mentioned in the article </text:span><text:span text:style-name="T7">C</text:span><text:span text:style-name="T9">ommunication </text:span><text:span text:style-name="T10">N</text:span><text:span text:style-name="T9">ews </text:span><text:span text:style-name="T10">(</text:span><text:span text:style-name="T9">2001</text:span><text:span text:style-name="T10">)</text:span>, bandwidth management aims to properly allocate the already existing bandwidth size as effectively and as efficiently as possible.</text:p>
      <text:p text:style-name="P2"/>
      <text:p text:style-name="P2"><text:soft-page-break/><text:tab/>Before packets are received by the destination address, they first arrive in packet switches. These packet switches are in charge of queueing the packets and forwarding them eventually to the destination <text:span text:style-name="T11">(C</text:span><text:span text:style-name="T5">omer, 1999</text:span><text:span text:style-name="T6">)</text:span>. Th<text:span text:style-name="T2">u</text:span>s enters the scheduling algorithms used to identify which packets must be distr<text:span text:style-name="T1">i</text:span>buted first to the computers in the network.</text:p>
      <text:p text:style-name="P2"><text:tab/><text:span text:style-name="T18">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2"><text:tab/><text:span text:style-name="T19">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p>
      <text:p text:style-name="P3"/>
      <text:p text:style-name="P3"/>
      <text:p text:style-name="P3"><text:tab/>Traffic classification is an initial stage that plays a key role to the scheduling algorithms, particularly for the PQ and WFQ algorithms. Because of bandwidth contraints, traffic classification helps in managing the fixed, limited, and available bandwidth. C<text:span text:style-name="T12">isco Systems Inc. (2008) states in Chapter 5 of </text:span><text:span text:style-name="T8">WAN and Application Optimization Solution Guide</text:span><text:span text:style-name="T12"> that c</text:span>lassification can be payload-based, meaning a field of the payload is examined and used for classification. An early traffic classification technique, <text:span text:style-name="T13">used by Schneider (1996),</text:span> made use of port numbers, which worked best for well-known or reserved ports. The other method for classifcation uses statistical analysis of traffic behavior <text:span text:style-name="T14">(Cisco Systems Inc, 2008).</text:span></text:p>
      <text:p text:style-name="P3"/>
      <text:p text:style-name="P3"><text:tab/><text:span text:style-name="T15">Karim et al (2012)</text:span> proposed <text:span text:style-name="T15">a </text:span>priority packet scheduling algorithm <text:span text:style-name="T15">that </text:span>made use of three priority queues that gave importance to real-time traffic (priority 1) over non-real time traffic (priorities <text:soft-page-break/>2 and 3). Its result suggested of a better performance opposed to FCFS and multi-level queue scheduler algorithms.</text:p>
      <text:p text:style-name="P3"/>
      <text:p text:style-name="P3"><text:tab/>From a study <text:span text:style-name="T16">by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k.</text:p>
      <text:p text:style-name="P3"/>
      <text:p text:style-name="P2"><text:tab/><text:span text:style-name="T20">The aforementioned studies inspired and influenced this study, which </text:span><text:span text:style-name="T21">used</text:span><text:span text:style-name="T20"> traffic data </text:span><text:span text:style-name="T21">as input for simulating the FIFO scheduling algorithm using various bandwidth sett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6T05:51:25.614159384</dc:date>
    <meta:editing-duration>PT1H24M30S</meta:editing-duration>
    <meta:editing-cycles>29</meta:editing-cycles>
    <meta:generator>LibreOffice/5.1.6.2$Linux_X86_64 LibreOffice_project/10m0$Build-2</meta:generator>
    <meta:document-statistic meta:table-count="0" meta:image-count="0" meta:object-count="0" meta:page-count="3" meta:paragraph-count="11" meta:word-count="632" meta:character-count="4172" meta:non-whitespace-character-count="3541"/>
  </office:meta>
</office:document-meta>
</file>